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nb Fichiers</text:p>
          </table:table-cell>
          <table:table-cell office:value-type="string" calcext:value-type="string">
            <text:p>nb Lignes</text:p>
          </table:table-cell>
          <table:table-cell office:value-type="string" calcext:value-type="string">
            <text:p>nb Mots</text:p>
          </table:table-cell>
          <table:table-cell office:value-type="string" calcext:value-type="string">
            <text:p>nb Caracteres</text:p>
          </table:table-cell>
        </table:table-row>
        <table:table-row table:style-name="ro1">
          <table:table-cell office:value-type="string" calcext:value-type="string">
            <text:p>Francais</text:p>
          </table:table-cell>
          <table:table-cell office:value-type="float" office:value="597" calcext:value-type="float">
            <text:p>597</text:p>
          </table:table-cell>
          <table:table-cell office:value-type="float" office:value="302304" calcext:value-type="float">
            <text:p>302304</text:p>
          </table:table-cell>
          <table:table-cell office:value-type="float" office:value="984707" calcext:value-type="float">
            <text:p>984707</text:p>
          </table:table-cell>
          <table:table-cell office:value-type="float" office:value="11134745" calcext:value-type="float">
            <text:p>11134745</text:p>
          </table:table-cell>
        </table:table-row>
        <table:table-row table:style-name="ro1">
          <table:table-cell office:value-type="string" calcext:value-type="string">
            <text:p>Anglais</text:p>
          </table:table-cell>
          <table:table-cell office:value-type="float" office:value="195" calcext:value-type="float">
            <text:p>195</text:p>
          </table:table-cell>
          <table:table-cell office:value-type="float" office:value="318845" calcext:value-type="float">
            <text:p>318845</text:p>
          </table:table-cell>
          <table:table-cell office:value-type="float" office:value="1010987" calcext:value-type="float">
            <text:p>1010987</text:p>
          </table:table-cell>
          <table:table-cell office:value-type="float" office:value="11133853" calcext:value-type="float">
            <text:p>11133853</text:p>
          </table:table-cell>
        </table:table-row>
        <table:table-row table:style-name="ro1">
          <table:table-cell office:value-type="string" calcext:value-type="string">
            <text:p>Portugais</text:p>
          </table:table-cell>
          <table:table-cell office:value-type="float" office:value="241" calcext:value-type="float">
            <text:p>241</text:p>
          </table:table-cell>
          <table:table-cell office:value-type="float" office:value="187648" calcext:value-type="float">
            <text:p>187648</text:p>
          </table:table-cell>
          <table:table-cell office:value-type="float" office:value="1173101" calcext:value-type="float">
            <text:p>1173101</text:p>
          </table:table-cell>
          <table:table-cell office:value-type="float" office:value="11132506" calcext:value-type="float">
            <text:p>11132506</text:p>
          </table:table-cell>
        </table:table-row>
        <table:table-row table:style-name="ro1">
          <table:table-cell office:value-type="string" calcext:value-type="string">
            <text:p>Espagnol</text:p>
          </table:table-cell>
          <table:table-cell office:value-type="float" office:value="113" calcext:value-type="float">
            <text:p>113</text:p>
          </table:table-cell>
          <table:table-cell office:value-type="float" office:value="186247" calcext:value-type="float">
            <text:p>186247</text:p>
          </table:table-cell>
          <table:table-cell office:value-type="float" office:value="1167787" calcext:value-type="float">
            <text:p>1167787</text:p>
          </table:table-cell>
          <table:table-cell office:value-type="float" office:value="11137551" calcext:value-type="float">
            <text:p>11137551</text:p>
          </table:table-cell>
        </table:table-row>
        <table:table-row table:style-name="ro1">
          <table:table-cell office:value-type="string" calcext:value-type="string">
            <text:p>Allemand</text:p>
          </table:table-cell>
          <table:table-cell office:value-type="float" office:value="399" calcext:value-type="float">
            <text:p>399</text:p>
          </table:table-cell>
          <table:table-cell office:value-type="float" office:value="301168" calcext:value-type="float">
            <text:p>301168</text:p>
          </table:table-cell>
          <table:table-cell office:value-type="float" office:value="955006" calcext:value-type="float">
            <text:p>955006</text:p>
          </table:table-cell>
          <table:table-cell office:value-type="float" office:value="11138385" calcext:value-type="float">
            <text:p>111383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 style:data-style-name="N2" text:time-value="17:42:43.8455459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2:17:27.472126531</meta:creation-date>
    <dc:date>2020-05-08T17:43:41.983264279</dc:date>
    <meta:editing-duration>PT8M34S</meta:editing-duration>
    <meta:editing-cycles>4</meta:editing-cycles>
    <meta:generator>LibreOffice/6.0.7.3$Linux_X86_64 LibreOffice_project/00m0$Build-3</meta:generator>
    <meta:document-statistic meta:table-count="1" meta:cell-count="29" meta:object-count="0"/>
  </office:meta>
</office:document-meta>
</file>